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4354in" table:align="left"/>
    </style:style>
    <style:style style:name="Table1.A" style:family="table-column">
      <style:table-column-properties style:column-width="0.825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1.3014in"/>
    </style:style>
    <style:style style:name="Table1.D" style:family="table-column">
      <style:table-column-properties style:column-width="0.7063in"/>
    </style:style>
    <style:style style:name="Table1.E" style:family="table-column">
      <style:table-column-properties style:column-width="0.741in"/>
    </style:style>
    <style:style style:name="Table1.F" style:family="table-column">
      <style:table-column-properties style:column-width="0.7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6648" officeooo:paragraph-rsid="001a6648"/>
    </style:style>
    <style:style style:name="P2" style:family="paragraph" style:parent-style-name="Table_20_Contents">
      <style:text-properties officeooo:rsid="001a6648" officeooo:paragraph-rsid="001a6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od – averaged per day</text:p>
      <text:p text:style-name="P1"/>
      <text:p text:style-name="P1">arousal – averaged per day</text:p>
      <text:p text:style-name="P1">valence – averaged per day</text:p>
      <text:p text:style-name="P1"/>
      <text:p text:style-name="P1">activity ?</text:p>
      <text:p text:style-name="P1"/>
      <text:p text:style-name="P1">Screen – totaled for day</text:p>
      <text:p text:style-name="P1">call + sms – count per day</text:p>
      <text:p text:style-name="P1"/>
      <text:p text:style-name="P1">appCat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builtin</text:p>
          </table:table-cell>
          <table:table-cell table:style-name="Table1.A1" office:value-type="string">
            <text:p text:style-name="P2">communication</text:p>
          </table:table-cell>
          <table:table-cell table:style-name="Table1.A1" office:value-type="string">
            <text:p text:style-name="P2">entertainment</text:p>
          </table:table-cell>
          <table:table-cell table:style-name="Table1.A1" office:value-type="string">
            <text:p text:style-name="P2">finance</text:p>
          </table:table-cell>
          <table:table-cell table:style-name="Table1.A1" office:value-type="string">
            <text:p text:style-name="P2">weather</text:p>
          </table:table-cell>
          <table:table-cell table:style-name="Table1.F1" office:value-type="string">
            <text:p text:style-name="P2">travel</text:p>
          </table:table-cell>
        </table:table-row>
        <table:table-row>
          <table:table-cell table:style-name="Table1.A2" office:value-type="string">
            <text:p text:style-name="P2">unknown</text:p>
          </table:table-cell>
          <table:table-cell table:style-name="Table1.A2" office:value-type="string">
            <text:p text:style-name="P2">social</text:p>
          </table:table-cell>
          <table:table-cell table:style-name="Table1.A2" office:value-type="string">
            <text:p text:style-name="P2">games</text:p>
          </table:table-cell>
          <table:table-cell table:style-name="Table1.A2" office:value-type="string">
            <text:p text:style-name="P2">offic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utiliti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51:15.263010001</meta:creation-date>
    <dc:date>2018-04-12T10:03:56.570779795</dc:date>
    <meta:editing-duration>PT8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18" meta:word-count="36" meta:character-count="228" meta:non-whitespace-character-count="205"/>
  </office:meta>
</office:document-meta>
</file>